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BE6BBE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69EB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0BE695F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BE73FE</text:p>
          </table:table-cell>
          <table:table-cell table:style-name="ce4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19F</text:p>
          </table:table-cell>
          <table:table-cell table:style-name="ce4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22B</text:p>
          </table:table-cell>
          <table:table-cell table:style-name="ce4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1" office:value-type="string">
            <text:p>byte</text:p>
          </table:table-cell>
          <table:table-cell table:style-name="ce43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2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2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2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2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2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10010800</text:p>
          </table:table-cell>
          <table:table-cell table:style-name="ce42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2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2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2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2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2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2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2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2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2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2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2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4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6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1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3"/>
          <table:table-cell table:style-name="ce38"/>
          <table:table-cell table:style-name="ce45"/>
          <table:table-cell table:style-name="ce38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0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8</text:p>
          </table:table-cell>
          <table:table-cell table:style-name="ce19" office:value-type="string">
            <text:p>Number of (other)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9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9"/>
          <table:table-cell table:style-name="ce35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string">
            <text:p>+0x0054</text:p>
          </table:table-cell>
          <table:table-cell table:style-name="ce35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C0</text:p>
          </table:table-cell>
          <table:table-cell table:style-name="ce35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9"/>
          <table:table-cell table:style-name="ce39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C8</text:p>
          </table:table-cell>
          <table:table-cell table:style-name="ce35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0</text:p>
          </table:table-cell>
          <table:table-cell table:style-name="ce35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4</text:p>
          </table:table-cell>
          <table:table-cell table:style-name="ce35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8</text:p>
          </table:table-cell>
          <table:table-cell table:style-name="ce35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E4</text:p>
          </table:table-cell>
          <table:table-cell table:style-name="ce35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9"/>
          <table:table-cell table:style-name="ce35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8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1" office:value-type="string">
            <text:p>0x13A466C</text:p>
          </table:table-cell>
          <table:table-cell table:style-name="ce4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13A882C</text:p>
          </table:table-cell>
          <table:table-cell table:style-name="ce4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3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3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3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3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 table:number-rows-repeated="10471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2017-08-30</text:date>, <text:time>18:5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30T18:52:55.97</dc:date>
    <meta:editing-duration>P15DT19H20M18S</meta:editing-duration>
    <meta:editing-cycles>576</meta:editing-cycles>
    <meta:generator>OpenOffice/4.1.3$Win32 OpenOffice.org_project/413m1$Build-9783</meta:generator>
    <dc:creator>LH </dc:creator>
    <meta:document-statistic meta:table-count="12" meta:cell-count="4328" meta:object-count="0"/>
  </office:meta>
</office:document-meta>
</file>